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Preformatted_20_Text">
      <style:paragraph-properties fo:padding="0in" fo:border="none"/>
    </style:style>
    <style:style style:name="P3" style:family="paragraph" style:parent-style-name="Preformatted_20_Text">
      <style:paragraph-properties fo:padding="0in" fo:border="none"/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paragraph-properties fo:padding="0in" fo:border="none"/>
      <style:text-properties officeooo:paragraph-rsid="0022911a"/>
    </style:style>
    <style:style style:name="P5" style:family="paragraph" style:parent-style-name="Preformatted_20_Text" style:master-page-name="">
      <loext:graphic-properties draw:fill="none"/>
      <style:paragraph-properties fo:margin-left="0.6598in" fo:margin-right="0in" fo:margin-top="0in" fo:margin-bottom="0in" style:contextual-spacing="false" fo:text-indent="0in" style:auto-text-indent="false" style:page-number="auto" fo:background-color="transparent" fo:padding="0in" fo:border="none"/>
      <style:text-properties officeooo:paragraph-rsid="0022911a"/>
    </style:style>
    <style:style style:name="P6" style:family="paragraph" style:parent-style-name="Preformatted_20_Text">
      <loext:graphic-properties draw:fill="none"/>
      <style:paragraph-properties fo:margin-left="0.6598in" fo:margin-right="0in" fo:margin-top="0in" fo:margin-bottom="0in" style:contextual-spacing="false" fo:text-indent="0in" style:auto-text-indent="false" fo:background-color="transparent" fo:padding="0in" fo:border="none"/>
      <style:text-properties officeooo:paragraph-rsid="0022911a"/>
    </style:style>
    <style:style style:name="P7" style:family="paragraph" style:parent-style-name="Text_20_body">
      <style:paragraph-properties fo:margin-top="0in" fo:margin-bottom="0in" style:contextual-spacing="false" fo:padding="0in" fo:border="none"/>
    </style:style>
    <style:style style:name="P8" style:family="paragraph" style:parent-style-name="Text_20_body">
      <style:paragraph-properties fo:margin-top="0in" fo:margin-bottom="0in" style:contextual-spacing="false" fo:break-before="page" fo:padding="0in" fo:border="none"/>
    </style:style>
    <style:style style:name="P9" style:family="paragraph" style:parent-style-name="Text_20_body" style:master-page-name="">
      <loext:graphic-properties draw:fill="none"/>
      <style:paragraph-properties fo:margin-left="0.0201in" fo:margin-right="0in" fo:margin-top="0in" fo:margin-bottom="0in" style:contextual-spacing="false" fo:line-height="115%" fo:text-indent="0in" style:auto-text-indent="false" style:page-number="auto" fo:background-color="transparent" fo:padding="0in" fo:border="none"/>
      <style:text-properties officeooo:paragraph-rsid="0022911a"/>
    </style:style>
    <style:style style:name="P10" style:family="paragraph" style:parent-style-name="Text_20_body" style:master-page-name="">
      <loext:graphic-properties draw:fill="none"/>
      <style:paragraph-properties fo:margin-left="0.6402in" fo:margin-right="0in" fo:margin-top="0in" fo:margin-bottom="0.0598in" style:contextual-spacing="false" fo:line-height="115%" fo:text-indent="0in" style:auto-text-indent="false" style:page-number="auto" fo:background-color="transparent" fo:padding="0in" fo:border="none"/>
      <style:text-properties officeooo:paragraph-rsid="0022911a"/>
    </style:style>
    <style:style style:name="P11" style:family="paragraph" style:parent-style-name="Text_20_body">
      <style:paragraph-properties fo:margin-top="0in" fo:margin-bottom="0.1201in" style:contextual-spacing="false" fo:padding="0in" fo:border="none"/>
    </style:style>
    <style:style style:name="T1" style:family="text">
      <style:text-properties style:font-name="Liberation Serif" fo:font-size="12pt" style:font-size-asian="12pt" style:font-size-complex="12pt" loext:padding="0in" loext:border="none"/>
    </style:style>
    <style:style style:name="T2" style:family="text">
      <style:text-properties style:font-name="Liberation Serif" fo:font-size="12pt" officeooo:rsid="0022911a" style:font-size-asian="12pt" style:font-size-complex="12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395. Count Number of Teams</text:h>
      <text:p text:style-name="P2"><text:span text:style-name="Source_20_Text"><text:span text:style-name="T1">class Solution {</text:span></text:span></text:p>
      <text:p text:style-name="P2"><text:span text:style-name="Source_20_Text"><text:span text:style-name="T1"><text:s text:c="4"/>public:</text:span></text:span></text:p>
      <text:p text:style-name="P2"><text:span text:style-name="Source_20_Text"><text:span text:style-name="T1"><text:s text:c="8"/>int numTeams(std::vector&lt;int&gt;&amp; rating) {</text:span></text:span></text:p>
      <text:p text:style-name="P2"><text:span text:style-name="Source_20_Text"><text:span text:style-name="T1"><text:s text:c="12"/>int n=rating.size();</text:span></text:span></text:p>
      <text:p text:style-name="P2"><text:span text:style-name="Source_20_Text"><text:span text:style-name="T1"><text:s text:c="12"/>int ans=0;</text:span></text:span></text:p>
      <text:p text:style-name="P2"><text:span text:style-name="Source_20_Text"><text:span text:style-name="T1"><text:s text:c="12"/>for(int i=0;i&lt;n;++i){</text:span></text:span></text:p>
      <text:p text:style-name="P4"><text:span text:style-name="Source_20_Text"><text:span text:style-name="T1"><text:s text:c="16"/>int nb_greater_in_left=0;</text:span></text:span></text:p>
      <text:p text:style-name="P5"><text:span text:style-name="Source_20_Text"><text:span text:style-name="T2">int </text:span></text:span><text:span text:style-name="Source_20_Text"><text:span text:style-name="T1">nb_smaller_in_right=0;</text:span></text:span></text:p>
      <text:p text:style-name="P6"><text:span text:style-name="Source_20_Text"><text:span text:style-name="T2">int </text:span></text:span><text:span text:style-name="Source_20_Text"><text:span text:style-name="T1">nb_smaller_in_left=0;</text:span></text:span></text:p>
      <text:p text:style-name="P6"><text:span text:style-name="Source_20_Text"><text:span text:style-name="T2">int </text:span></text:span><text:span text:style-name="Source_20_Text"><text:span text:style-name="T1">nb_greater_in_right=0;</text:span></text:span></text:p>
      <text:p text:style-name="P2"><text:span text:style-name="Source_20_Text"><text:span text:style-name="T1"/></text:span></text:p>
      <text:p text:style-name="P2"><text:span text:style-name="Source_20_Text"><text:span text:style-name="T1"><text:s text:c="16"/>for(int j=0;j&lt;i;++j){</text:span></text:span></text:p>
      <text:p text:style-name="P2"><text:span text:style-name="Source_20_Text"><text:span text:style-name="T1"><text:s text:c="20"/>if(rating[j]&gt;rating[i]) nb_greater_in_left++;</text:span></text:span></text:p>
      <text:p text:style-name="P2"><text:span text:style-name="Source_20_Text"><text:span text:style-name="T1"><text:s text:c="20"/>else nb_smaller_in_left++;</text:span></text:span></text:p>
      <text:p text:style-name="P2"><text:span text:style-name="Source_20_Text"><text:span text:style-name="T1"><text:s text:c="16"/>}</text:span></text:span></text:p>
      <text:p text:style-name="P3"/>
      <text:p text:style-name="P2"><text:span text:style-name="Source_20_Text"><text:span text:style-name="T1"><text:s text:c="16"/>for(int j=i+1;j&lt;n;++j){</text:span></text:span></text:p>
      <text:p text:style-name="P2"><text:span text:style-name="Source_20_Text"><text:span text:style-name="T1"><text:s text:c="20"/>if(rating[j]&gt;rating[i]) nb_greater_in_right++;</text:span></text:span></text:p>
      <text:p text:style-name="P2"><text:span text:style-name="Source_20_Text"><text:span text:style-name="T1"><text:s text:c="20"/>else nb_smaller_in_right++;</text:span></text:span></text:p>
      <text:p text:style-name="P2"><text:span text:style-name="Source_20_Text"><text:span text:style-name="T1"><text:s text:c="16"/>}</text:span></text:span></text:p>
      <text:p text:style-name="P3"/>
      <text:p text:style-name="P2"><text:span text:style-name="Source_20_Text"><text:span text:style-name="T1"><text:s text:c="16"/>ans+=nb_greater_in_left*nb_smaller_in_right+nb_smaller_in_left*nb_greater_in_right;</text:span></text:span></text:p>
      <text:p text:style-name="P2"><text:span text:style-name="Source_20_Text"><text:span text:style-name="T1"><text:s text:c="12"/>}</text:span></text:span></text:p>
      <text:p text:style-name="P2"><text:span text:style-name="Source_20_Text"><text:span text:style-name="T1"><text:s text:c="12"/></text:span></text:span></text:p>
      <text:p text:style-name="P3"/>
      <text:p text:style-name="P2"><text:span text:style-name="Source_20_Text"><text:span text:style-name="T1"><text:s text:c="12"/>return ans;</text:span></text:span></text:p>
      <text:p text:style-name="P2"><text:span text:style-name="Source_20_Text"><text:span text:style-name="T1"><text:s text:c="8"/>}</text:span></text:span></text:p>
      <text:p text:style-name="P1"><text:span text:style-name="Source_20_Text"><text:span text:style-name="T1">};</text:span></text:span></text:p>
      <text:p text:style-name="P7"/>
      <text:p text:style-name="P8">typedef std::vector&lt;int&gt; vi;</text:p>
      <text:p text:style-name="P7">typedef std::pair&lt;int,int&gt; ii;</text:p>
      <text:p text:style-name="P7">typedef std::vector&lt;ii&gt; vii;</text:p>
      <text:p text:style-name="P7">typedef std::vector&lt;vii&gt; vvii;</text:p>
      <text:p text:style-name="P7"/>
      <text:p text:style-name="P7">class Solution {</text:p>
      <text:p text:style-name="P7"><text:s text:c="4"/>public:</text:p>
      <text:p text:style-name="P7"><text:s text:c="8"/>int numTeams(std::vector&lt;int&gt;&amp; rating) {</text:p>
      <text:p text:style-name="P7"><text:s text:c="12"/>int n=rating.size();</text:p>
      <text:p text:style-name="P7"><text:s text:c="12"/>int ans=0;</text:p>
      <text:p text:style-name="P7"/>
      <text:p text:style-name="P7"><text:s text:c="12"/>vi arr=rating;</text:p>
      <text:p text:style-name="P7"><text:s text:c="12"/>std::sort(rating.begin(),rating.end());</text:p>
      <text:p text:style-name="P7"><text:s text:c="12"/>std::map&lt;int,int&gt; postions_in_sorted;</text:p>
      <text:p text:style-name="P7"><text:s text:c="12"/>for(int i=0;i&lt;n;++i) postions_in_sorted[rating[i]]=i;</text:p>
      <text:p text:style-name="P7"><text:s text:c="12"/>for(int i=0;i&lt;n;++i){</text:p>
      <text:p text:style-name="P9"><text:s text:c="14"/><text:span text:style-name="Source_20_Text"><text:span text:style-name="T1"><text:s/>int nb_greater_in_left=0;</text:span></text:span></text:p>
      <text:p text:style-name="P5"><text:span text:style-name="Source_20_Text"><text:span text:style-name="T2">int </text:span></text:span><text:span text:style-name="Source_20_Text"><text:span text:style-name="T1">nb_smaller_in_right=0;</text:span></text:span></text:p>
      <text:p text:style-name="P6"><text:span text:style-name="Source_20_Text"><text:span text:style-name="T2">int </text:span></text:span><text:span text:style-name="Source_20_Text"><text:span text:style-name="T1">nb_smaller_in_left=0;</text:span></text:span></text:p>
      <text:p text:style-name="P10"><text:span text:style-name="Source_20_Text"><text:span text:style-name="T2">int </text:span></text:span><text:span text:style-name="Source_20_Text"><text:span text:style-name="T1">nb_greater_in_right=0;</text:span></text:span></text:p>
      <text:p text:style-name="P7"><text:s text:c="16"/>for(int j=0;j&lt;i;++j){</text:p>
      <text:p text:style-name="P7"><text:s text:c="20"/>if(arr[j]&gt;arr[i]) nb_greater_in_left++;</text:p>
      <text:p text:style-name="P11"><text:s text:c="16"/>}</text:p>
      <text:p text:style-name="P7"><text:s text:c="16"/>int p=postions_in_sorted[arr[i]];</text:p>
      <text:p text:style-name="P7"/>
      <text:p text:style-name="P7"><text:s text:c="16"/>nb_smaller_in_left=i-nb_greater_in_left; </text:p>
      <text:p text:style-name="P7"/>
      <text:p text:style-name="P7"><text:s text:c="16"/>nb_smaller_in_right=p-nb_smaller_in_left;</text:p>
      <text:p text:style-name="P7"/>
      <text:p text:style-name="P7"><text:s text:c="16"/>nb_greater_in_right=n-1-p-nb_greater_in_left;</text:p>
      <text:p text:style-name="P7"/>
      <text:p text:style-name="P7"><text:s text:c="16"/>ans+=nb_greater_in_left*nb_smaller_in_right+nb_smaller_in_left*nb_greater_in_right;</text:p>
      <text:p text:style-name="P7"><text:s text:c="12"/>}</text:p>
      <text:p text:style-name="P7"><text:s text:c="12"/></text:p>
      <text:p text:style-name="P7"/>
      <text:p text:style-name="P7"><text:s text:c="12"/>return ans;</text:p>
      <text:p text:style-name="P7"><text:s text:c="8"/>}</text:p>
      <text:p text:style-name="P7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1:42:29.637300814</meta:creation-date>
    <dc:date>2024-07-30T11:27:58.161917284</dc:date>
    <meta:editing-duration>PT10M3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106" meta:character-count="1882" meta:non-whitespace-character-count="1274"/>
  </office:meta>
</office:document-meta>
</file>